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1000000014C77D75F6DC67A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Heading_20_1" style:master-page-name="Standard">
      <style:paragraph-properties fo:margin-top="0.1665in" fo:margin-bottom="1.0417in" loext:contextual-spacing="false" fo:line-height="100%" style:page-number="1" fo:padding="0in" fo:border="none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-commerce Website</text:p>
      <text:p text:style-name="P1"><draw:frame draw:style-name="fr1" draw:name="image1.png" text:anchor-type="as-char" svg:width="0.0008in" svg:height="0.0161in" draw:z-index="0"><draw:image xlink:href="Pictures/1000020100000001000000014C77D75F6DC67A52.png" xlink:type="simple" xlink:show="embed" xlink:actuate="onLoad" loext:mime-type="image/png"/></draw:frame></text:p>
      <text:p text:style-name="P1">This project is a fully functional online store with payment integration and user authentication.</text:p>
      <text:p text:style-name="P1"><text:a xlink:type="simple" xlink:href="http://docs.google.com/index.html" text:style-name="ListLabel_20_1" text:visited-style-name="ListLabel_20_1"><text:span text:style-name="T1">Back to Hom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4" meta:word-count="19" meta:character-count="127" meta:non-whitespace-character-count="111"/>
    <meta:generator>LibreOfficeDev/6.0.5.2$Linux_X86_64 LibreOffice_project/</meta:generator>
  </office:meta>
</office:document-meta>
</file>